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3.512cm"/>
    </style:style>
    <style:style style:name="Tabelle1.B" style:family="table-column">
      <style:table-column-properties style:column-width="4.477cm"/>
    </style:style>
    <style:style style:name="Tabelle1.C" style:family="table-column">
      <style:table-column-properties style:column-width="5.209cm"/>
    </style:style>
    <style:style style:name="Tabelle1.D" style:family="table-column">
      <style:table-column-properties style:column-width="3.803cm"/>
    </style:style>
    <style:style style:name="Tabelle1.A1" style:family="table-cell">
      <style:table-cell-properties style:vertical-align="middle" fo:padding="0.049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808cm" style:rel-column-width="1592*"/>
    </style:style>
    <style:style style:name="Tabelle2.B" style:family="table-column">
      <style:table-column-properties style:column-width="14.192cm" style:rel-column-width="8046*"/>
    </style:style>
    <style:style style:name="Tabelle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B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elle2.B4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">
      <style:paragraph-properties fo:margin-left="0.101cm" fo:margin-right="0cm" fo:margin-top="0cm" fo:margin-bottom="0.101cm" fo:text-indent="0cm" style:auto-text-indent="false" style:page-number="auto"/>
    </style:style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P41" style:family="paragraph" style:parent-style-name="Text_20_body" style:list-style-name="L41"/>
    <style:style style:name="P42" style:family="paragraph" style:parent-style-name="Text_20_body" style:list-style-name="L42"/>
    <style:style style:name="P43" style:family="paragraph" style:parent-style-name="Text_20_body" style:list-style-name="L43"/>
    <style:style style:name="P44" style:family="paragraph" style:parent-style-name="Text_20_body" style:list-style-name="L44"/>
    <style:style style:name="P45" style:family="paragraph" style:parent-style-name="Text_20_body" style:list-style-name="L45"/>
    <style:style style:name="P46" style:family="paragraph" style:parent-style-name="Text_20_body" style:list-style-name="L46"/>
    <style:style style:name="P47" style:family="paragraph" style:parent-style-name="Text_20_body" style:list-style-name="L47"/>
    <style:style style:name="P48" style:family="paragraph" style:parent-style-name="Text_20_body" style:list-style-name="L48"/>
    <style:style style:name="P49" style:family="paragraph" style:parent-style-name="Text_20_body" style:list-style-name="L49"/>
    <style:style style:name="P50" style:family="paragraph" style:parent-style-name="Text_20_body" style:list-style-name="L50"/>
    <style:style style:name="P51" style:family="paragraph" style:parent-style-name="Text_20_body" style:list-style-name="L51"/>
    <style:style style:name="P52" style:family="paragraph" style:parent-style-name="Text_20_body" style:list-style-name="L52"/>
    <style:style style:name="P53" style:family="paragraph" style:parent-style-name="Text_20_body" style:list-style-name="L53"/>
    <style:style style:name="P54" style:family="paragraph" style:parent-style-name="Text_20_body" style:list-style-name="L54"/>
    <style:style style:name="P55" style:family="paragraph" style:parent-style-name="Text_20_body" style:list-style-name="L55"/>
    <style:style style:name="P56" style:family="paragraph" style:parent-style-name="Text_20_body" style:list-style-name="L56"/>
    <style:style style:name="P57" style:family="paragraph" style:parent-style-name="Text_20_body" style:list-style-name="L57"/>
    <style:style style:name="P58" style:family="paragraph" style:parent-style-name="Text_20_body" style:list-style-name="L58"/>
    <style:style style:name="P59" style:family="paragraph" style:parent-style-name="Text_20_body" style:list-style-name="L59"/>
    <style:style style:name="P60" style:family="paragraph" style:parent-style-name="Text_20_body" style:list-style-name="L60"/>
    <style:style style:name="P61" style:family="paragraph" style:parent-style-name="Text_20_body">
      <style:text-properties style:font-name="Arial"/>
    </style:style>
    <style:style style:name="P62" style:family="paragraph" style:parent-style-name="Text_20_body" style:list-style-name="L61"/>
    <style:style style:name="P63" style:family="paragraph" style:parent-style-name="Text_20_body" style:list-style-name="L62"/>
    <style:style style:name="P64" style:family="paragraph" style:parent-style-name="Text_20_body">
      <style:text-properties fo:font-weight="bold" style:font-weight-asian="bold" style:font-weight-complex="bold"/>
    </style:style>
    <style:style style:name="P65" style:family="paragraph" style:parent-style-name="Text_20_body">
      <style:paragraph-properties fo:break-before="page"/>
    </style:style>
    <style:style style:name="P66" style:family="paragraph" style:parent-style-name="Text_20_body" style:list-style-name="L61">
      <style:paragraph-properties fo:break-before="page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3">
      <style:paragraph-properties fo:break-before="page"/>
    </style:style>
    <style:style style:name="T1" style:family="text">
      <style:text-properties style:font-name="Ari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flichtenheft – Template Service (template-service)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ext_20_body"><text:span text:style-name="Strong_20_Emphasis"><text:span text:style-name="T1">Projekt:</text:span></text:span></text:p>
          </table:table-cell>
          <table:table-cell table:style-name="Tabelle2.B1" office:value-type="string">
            <text:p text:style-name="P61">Multi-Tenant SaaS-Plattform</text:p>
          </table:table-cell>
        </table:table-row>
        <table:table-row>
          <table:table-cell table:style-name="Tabelle2.A2" office:value-type="string">
            <text:p text:style-name="Text_20_body"><text:span text:style-name="Strong_20_Emphasis"><text:span text:style-name="T1">Service:</text:span></text:span></text:p>
          </table:table-cell>
          <table:table-cell table:style-name="Tabelle2.B2" office:value-type="string">
            <text:p text:style-name="P61">template-service</text:p>
          </table:table-cell>
        </table:table-row>
        <table:table-row>
          <table:table-cell table:style-name="Tabelle2.A2" office:value-type="string">
            <text:p text:style-name="Text_20_body"><text:span text:style-name="Strong_20_Emphasis"><text:span text:style-name="T1">Version:</text:span></text:span></text:p>
          </table:table-cell>
          <table:table-cell table:style-name="Tabelle2.B3" office:value-type="float" office:value="46054">
            <text:p text:style-name="P61">1.2</text:p>
          </table:table-cell>
        </table:table-row>
        <table:table-row>
          <table:table-cell table:style-name="Tabelle2.A2" office:value-type="string">
            <text:p text:style-name="Text_20_body"><text:span text:style-name="Strong_20_Emphasis"><text:span text:style-name="T1">Stand:</text:span></text:span></text:p>
          </table:table-cell>
          <table:table-cell table:style-name="Tabelle2.B4" office:value-type="date" office:date-value="2026-02-28">
            <text:p text:style-name="P61">28.02.26</text:p>
          </table:table-cell>
        </table:table-row>
        <table:table-row>
          <table:table-cell table:style-name="Tabelle2.A2" office:value-type="string">
            <text:p text:style-name="Text_20_body"><text:span text:style-name="Strong_20_Emphasis"><text:span text:style-name="T1">Technologie:</text:span></text:span></text:p>
          </table:table-cell>
          <table:table-cell table:style-name="Tabelle2.B2" office:value-type="string">
            <text:p text:style-name="P61">Java 21, Spring Boot 4.x, Maven, MariaDB/MySQL, Flyway, Docker, OpenAPI/Swagger, Spring Security (OAuth2 Resource Server)</text:p>
          </table:table-cell>
        </table:table-row>
      </table:table>
      <text:p text:style-name="Text_20_body"/>
      <text:h text:style-name="Heading_20_1" text:outline-level="1"/>
      <text:h text:style-name="Heading_20_1" text:outline-level="1"/>
      <text:h text:style-name="P67" text:outline-level="1">1. Zielsetzung</text:h>
      <text:p text:style-name="Text_20_body">Der template-service verwaltet, versioniert und rendert Templates (TEXT/HTML) für verschiedene Kommunikationskanäle (z. B. E-Mail, In-App/Inbox). Der Service stellt eine REST-API bereit, über die Templates erstellt, freigegeben (Approval), gelistet und zur Laufzeit gerendert werden.</text:p>
      <text:p text:style-name="Text_20_body">Der Service unterstützt:</text:p>
      <text:list xml:id="list4983189289194858826" text:style-name="L2">
        <text:list-item>
          <text:p text:style-name="P2">Plattform-Templates (<text:span text:style-name="Strong_20_Emphasis">GLOBAL</text:span>) für den Plattformbetreiber.</text:p>
        </text:list-item>
        <text:list-item>
          <text:p text:style-name="P2">Mandanten-Templates (<text:span text:style-name="Strong_20_Emphasis">TENANT</text:span>) je Mandant.</text:p>
        </text:list-item>
        <text:list-item>
          <text:p text:style-name="P2">Versionierung mit Statusmodell (DRAFT/APPROVED/DEPRECATED/ARCHIVED).</text:p>
        </text:list-item>
        <text:list-item>
          <text:p text:style-name="P2">Rendering mit Placeholdern <text:span text:style-name="Source_20_Text">{{key}}</text:span>, Missing-Key-Verhalten und HTML-Escaping.</text:p>
        </text:list-item>
        <text:list-item>
          <text:p text:style-name="P2">Preview/Validate für Admin-UI und Build-/QA-Checks.</text:p>
        </text:list-item>
        <text:list-item>
          <text:p text:style-name="P2">Absicherung über IAM (JWT Bearer Token mit Scopes).</text:p>
        </text:list-item>
        <text:list-item>
          <text:p text:style-name="P2">Mandantentrennung über <text:span text:style-name="Source_20_Text">tenant_id</text:span> aus dem Token.</text:p>
        </text:list-item>
      </text:list>
      <text:p text:style-name="Text_20_body">Abgrenzung:</text:p>
      <text:list xml:id="list4780207676711414911" text:style-name="L3">
        <text:list-item>
          <text:p text:style-name="P3">Kein Versand/Delivery von Nachrichten (liegt in Messaging/Delivery-Services).</text:p>
        </text:list-item>
        <text:list-item>
          <text:p text:style-name="P3">Keine Erstellung oder Persistenz von Inbox-Nachrichteninstanzen (liegt im Inbox/Messaging-Service).</text:p>
        </text:list-item>
        <text:list-item>
          <text:p text:style-name="P3">Keine Token-Ausstellung (liegt im auth-service).</text:p>
        </text:list-item>
      </text:list>
      <text:p text:style-name="Text_20_body"/>
      <text:h text:style-name="Heading_20_1" text:outline-level="1">2. Systemkontext und Service-Verbindungen (namentlich)</text:h>
      <text:h text:style-name="Heading_20_2" text:outline-level="2">2.1 Inbound (wer ruft <text:span text:style-name="Source_20_Text">template-service</text:span> auf)</text:h>
      <text:p text:style-name="Text_20_body"><text:span text:style-name="Source_20_Text">template-service</text:span> ist ein Backend-Service, der von folgenden Gegenstellen genutzt wird:</text:p>
      <text:list xml:id="list7947938759132499010" text:style-name="L61">
        <text:list-item>
          <text:p text:style-name="P62"><text:span text:style-name="Strong_20_Emphasis">Portal/Frontend (Admin-UI)</text:span> → <text:span text:style-name="Source_20_Text">template-service</text:span><text:line-break/>Zweck: Template-Verwaltung (CRUD), Preview/Validate sowie Katalog-Ansichten für GLOBAL/TENANT Templates. </text:p>
        </text:list-item>
        <text:list-item>
          <text:p text:style-name="P62"><text:span text:style-name="Strong_20_Emphasis"><text:span text:style-name="Source_20_Text">messaging-service</text:span></text:span> → <text:span text:style-name="Source_20_Text">template-service</text:span><text:line-break/>Zweck: produktives Rendering von Templates (Text/HTML) im Outbound-Fluss (z. B. E-Mail/SMS/IN_APP), i. d. R. über <text:span text:style-name="Source_20_Text">/api/v1/template/render</text:span>. </text:p>
        </text:list-item>
        <text:list-item>
          <text:p text:style-name="P62"><text:span text:style-name="Strong_20_Emphasis"><text:span text:style-name="Source_20_Text">communication-service</text:span></text:span> → <text:span text:style-name="Source_20_Text">template-service</text:span><text:line-break/>Zweck: Rendering im Rahmen von Sendeaufträgen (templateRef + payloadJson), sobald die Template-Integration aktiv genutzt wird. </text:p>
        </text:list-item>
        <text:list-item>
          <text:p text:style-name="P62"><text:span text:style-name="Strong_20_Emphasis"><text:span text:style-name="Source_20_Text">document-service</text:span></text:span> → <text:span text:style-name="Source_20_Text">template-service</text:span><text:line-break/>Zweck: Erstellung/Komposition von Dokumentinhalten auf Basis von Templates (z. B. für spätere Dokument-Generierung). </text:p>
        </text:list-item>
      </text:list>
      <text:p text:style-name="Text_20_body"><text:span text:style-name="Strong_20_Emphasis"/></text:p>
      <text:list xml:id="list42416607" text:continue-numbering="true" text:style-name="L61">
        <text:list-item>
          <text:p text:style-name="P66"><text:span text:style-name="Strong_20_Emphasis">Batch-/QA-Tools</text:span> → <text:span text:style-name="Source_20_Text">template-service</text:span><text:line-break/>Zweck: Validierung/Regression-Checks (z. B. Syntax/Placeholder-Konsistenz) im CI/CD bzw. Testbetrieb. </text:p>
        </text:list-item>
      </text:list>
      <text:h text:style-name="Heading_20_2" text:outline-level="2">2.2 Outbound (wen ruft <text:span text:style-name="Source_20_Text">template-service</text:span> auf)</text:h>
      <text:list xml:id="list3329282198884560751" text:style-name="L62">
        <text:list-item>
          <text:p text:style-name="P63"><text:span text:style-name="Strong_20_Emphasis">Keine fachlichen Downstream-Aufrufe.</text:span></text:p>
        </text:list-item>
        <text:list-item>
          <text:p text:style-name="P63"><text:span text:style-name="Strong_20_Emphasis">Technische Abhängigkeit:</text:span> <text:span text:style-name="Source_20_Text">template-service</text:span> lädt die Public Keys (JWKS) zur JWT-Signaturprüfung über die konfigurierte JWKS-/Issuer-Quelle; in der Plattform ist dies typischerweise der <text:span text:style-name="Strong_20_Emphasis"><text:span text:style-name="Source_20_Text">auth-service</text:span></text:span> (JWKS Endpoint). </text:p>
        </text:list-item>
      </text:list>
      <text:p text:style-name="Text_20_body"/>
      <text:h text:style-name="Heading_20_1" text:outline-level="1">3. REST-API – Übersicht</text:h>
      <text:h text:style-name="Heading_20_2" text:outline-level="2">3.1 Basis-URL, Versionierung, Content Types</text:h>
      <text:list xml:id="list6738060043179466444" text:style-name="L6">
        <text:list-item>
          <text:p text:style-name="P6">Server-Port: <text:span text:style-name="Strong_20_Emphasis">8104</text:span></text:p>
        </text:list-item>
        <text:list-item>
          <text:p text:style-name="P6"><text:span text:style-name="Source_20_Text">server.servlet.context-path=/api/v1</text:span></text:p>
        </text:list-item>
        <text:list-item>
          <text:p text:style-name="P6">Controller Base Path: <text:span text:style-name="Source_20_Text">/template</text:span></text:p>
        </text:list-item>
      </text:list>
      <text:p text:style-name="Text_20_body">Effektive Basis-URL:</text:p>
      <text:list xml:id="list7798589060543419467" text:style-name="L7">
        <text:list-item>
          <text:p text:style-name="P7"><text:span text:style-name="Strong_20_Emphasis"><text:span text:style-name="Source_20_Text">/api/v1/template</text:span></text:span></text:p>
        </text:list-item>
      </text:list>
      <text:p text:style-name="Text_20_body">Content Types:</text:p>
      <text:list xml:id="list8010240619381969718" text:style-name="L8">
        <text:list-item>
          <text:p text:style-name="P8">Request/Response: <text:span text:style-name="Source_20_Text">application/json</text:span></text:p>
        </text:list-item>
        <text:list-item>
          <text:p text:style-name="P8">Fehler: <text:span text:style-name="Source_20_Text">application/json</text:span> (ErrorDTO)</text:p>
        </text:list-item>
      </text:list>
      <text:h text:style-name="Heading_20_2" text:outline-level="2">3.2 Fachliche Endpunkte</text:h>
      <text:h text:style-name="Heading_20_3" text:outline-level="3">Rendering / Preview / Validate</text:h>
      <text:list xml:id="list2493895545826232593" text:style-name="L9">
        <text:list-item>
          <text:p text:style-name="P9"><text:span text:style-name="Strong_20_Emphasis">POST</text:span> <text:span text:style-name="Source_20_Text">/api/v1/template/render</text:span><text:line-break/>Rendert ausschließlich die freigegebene (APPROVED) Version der aufgelösten Template-Familie.</text:p>
        </text:list-item>
        <text:list-item>
          <text:p text:style-name="P9"><text:span text:style-name="Strong_20_Emphasis">POST</text:span> <text:span text:style-name="Source_20_Text">/api/v1/template/preview</text:span><text:line-break/>Rendert eine Version unabhängig vom Status für Vorschauzwecke (z. B. DRAFT). Für produktive Nutzung wird <text:span text:style-name="Source_20_Text">/render</text:span> verwendet.</text:p>
        </text:list-item>
        <text:list-item>
          <text:p text:style-name="P9"><text:span text:style-name="Strong_20_Emphasis">POST</text:span> <text:span text:style-name="Source_20_Text">/api/v1/template/validate</text:span><text:line-break/>Validiert Template-Syntax und Placeholder-Konsistenz. Optional simuliert die Validierung das Missing-Key-Verhalten mit Beispielvariablen.</text:p>
        </text:list-item>
      </text:list>
      <text:h text:style-name="Heading_20_3" text:outline-level="3"/>
      <text:h text:style-name="P68" text:outline-level="3">Catalog</text:h>
      <text:list xml:id="list1372338628124877740" text:style-name="L10">
        <text:list-item>
          <text:p text:style-name="P10"><text:span text:style-name="Strong_20_Emphasis">GET</text:span> <text:span text:style-name="Source_20_Text">/api/v1/template/catalog</text:span><text:line-break/>Query:</text:p>
        </text:list-item>
      </text:list>
      <text:list xml:id="list3428192877103813108" text:style-name="L11">
        <text:list-item>
          <text:p text:style-name="P11"><text:span text:style-name="Source_20_Text">scope</text:span> (GLOBAL|TENANT)</text:p>
        </text:list-item>
        <text:list-item>
          <text:p text:style-name="P11"><text:span text:style-name="Source_20_Text">channel</text:span></text:p>
        </text:list-item>
        <text:list-item>
          <text:p text:style-name="P11"><text:span text:style-name="Source_20_Text">locale</text:span></text:p>
        </text:list-item>
        <text:list-item>
          <text:p text:style-name="P11"><text:span text:style-name="Source_20_Text">page</text:span>, <text:span text:style-name="Source_20_Text">size</text:span>, <text:span text:style-name="Source_20_Text">sort</text:span></text:p>
        </text:list-item>
      </text:list>
      <text:list xml:id="list786233638502840049" text:style-name="L12">
        <text:list-item>
          <text:p text:style-name="P12"><text:span text:style-name="Strong_20_Emphasis">GET</text:span> <text:span text:style-name="Source_20_Text">/api/v1/template/catalog/{templateId}/approved-versions</text:span><text:line-break/>Liefert freigegebene Versionen einer Familie.</text:p>
        </text:list-item>
      </text:list>
      <text:p text:style-name="P64">Template-Familien</text:p>
      <text:list xml:id="list3378850577482978666" text:style-name="L13">
        <text:list-item>
          <text:p text:style-name="P13"><text:span text:style-name="Strong_20_Emphasis">POST</text:span> <text:span text:style-name="Source_20_Text">/api/v1/template/families</text:span><text:line-break/>Erstellt eine Template-Familie.</text:p>
        </text:list-item>
        <text:list-item>
          <text:p text:style-name="P13"><text:span text:style-name="Strong_20_Emphasis">GET</text:span> <text:span text:style-name="Source_20_Text">/api/v1/template/families</text:span><text:line-break/>Liefert paginierte Liste aller für den Aufrufer sichtbaren Familien:</text:p>
        </text:list-item>
      </text:list>
      <text:list xml:id="list3494365099800394158" text:style-name="L14">
        <text:list-item>
          <text:p text:style-name="P14">GLOBAL-Familien (<text:span text:style-name="Source_20_Text">owner_tenant_id="__GLOBAL__"</text:span>)</text:p>
        </text:list-item>
        <text:list-item>
          <text:p text:style-name="P14">TENANT-Familien des aktuellen Tenants (<text:span text:style-name="Source_20_Text">owner_tenant_id = tenant_id aus JWT</text:span>)</text:p>
        </text:list-item>
      </text:list>
      <text:list xml:id="list858455218186880044" text:style-name="L15">
        <text:list-item>
          <text:p text:style-name="P15"><text:span text:style-name="Strong_20_Emphasis">GET</text:span> <text:span text:style-name="Source_20_Text">/api/v1/template/families/{templateId}</text:span><text:line-break/>Lädt eine Familie per ID (nur wenn sichtbar gemäß Tenant-Regeln).</text:p>
        </text:list-item>
        <text:list-item>
          <text:p text:style-name="P15"><text:span text:style-name="Strong_20_Emphasis">PUT</text:span> <text:span text:style-name="Source_20_Text">/api/v1/template/families/{templateId}</text:span><text:line-break/>Aktualisiert Metadaten einer Familie (nur innerhalb der erlaubten Scope-/Tenant-Grenzen).</text:p>
        </text:list-item>
        <text:list-item>
          <text:p text:style-name="P15"><text:span text:style-name="Strong_20_Emphasis">DELETE</text:span> <text:span text:style-name="Source_20_Text">/api/v1/template/families/{templateId}</text:span><text:line-break/>Löscht eine Familie inklusive zugehöriger Versionen.</text:p>
        </text:list-item>
      </text:list>
      <text:h text:style-name="Heading_20_3" text:outline-level="3">Versionen</text:h>
      <text:list xml:id="list6804045607191913235" text:style-name="L16">
        <text:list-item>
          <text:p text:style-name="P16"><text:span text:style-name="Strong_20_Emphasis">POST</text:span> <text:span text:style-name="Source_20_Text">/api/v1/template/families/{templateId}/versions</text:span><text:line-break/>Erstellt eine neue Version als DRAFT.</text:p>
        </text:list-item>
        <text:list-item>
          <text:p text:style-name="P16"><text:span text:style-name="Strong_20_Emphasis">GET</text:span> <text:span text:style-name="Source_20_Text">/api/v1/template/families/{templateId}/versions</text:span><text:line-break/>Listet Versionen der Familie.</text:p>
        </text:list-item>
        <text:list-item>
          <text:p text:style-name="P16"><text:span text:style-name="Strong_20_Emphasis">GET</text:span> <text:span text:style-name="Source_20_Text">/api/v1/template/families/{templateId}/versions/{versionNo}</text:span><text:line-break/>Lädt eine Version.</text:p>
        </text:list-item>
        <text:list-item>
          <text:p text:style-name="P16"><text:span text:style-name="Strong_20_Emphasis">PUT</text:span> <text:span text:style-name="Source_20_Text">/api/v1/template/families/{templateId}/versions/{versionNo}</text:span><text:line-break/>Versions-Inhalte werden nicht in-place editiert. Dieser Endpoint liefert einen Konflikt (Immutable-Versionen).</text:p>
        </text:list-item>
        <text:list-item>
          <text:p text:style-name="P16"><text:span text:style-name="Strong_20_Emphasis">DELETE</text:span> <text:span text:style-name="Source_20_Text">/api/v1/template/families/{templateId}/versions/{versionNo}</text:span><text:line-break/>Löscht eine Version.</text:p>
          <text:p text:style-name="P16"/>
        </text:list-item>
        <text:list-item>
          <text:p text:style-name="P16"><text:soft-page-break/><text:span text:style-name="Strong_20_Emphasis">POST</text:span> <text:span text:style-name="Source_20_Text">/api/v1/template/families/{templateId}/versions/{versionNo}/approve</text:span><text:line-break/>Freigabe einer Version: Version wird APPROVED, zuvor freigegebene Version der Familie wird DEPRECATED.</text:p>
        </text:list-item>
      </text:list>
      <text:h text:style-name="Heading_20_2" text:outline-level="2">3.3 Doku/Ops-Endpunkte</text:h>
      <text:list xml:id="list1085102061815981575" text:style-name="L17">
        <text:list-item>
          <text:p text:style-name="P17">Swagger UI: <text:span text:style-name="Source_20_Text">/api/v1/swagger-ui.html</text:span></text:p>
        </text:list-item>
        <text:list-item>
          <text:p text:style-name="P17">OpenAPI JSON: <text:span text:style-name="Source_20_Text">/api/v1/v3/api-docs</text:span></text:p>
        </text:list-item>
        <text:list-item>
          <text:p text:style-name="P17">Health: <text:span text:style-name="Source_20_Text">/api/v1/actuator/health</text:span></text:p>
        </text:list-item>
      </text:list>
      <text:h text:style-name="Heading_20_1" text:outline-level="1">4. Funktionale Anforderungen</text:h>
      <text:h text:style-name="Heading_20_2" text:outline-level="2">4.1 Begriffe und Grundmodell</text:h>
      <text:list xml:id="list1830451185904360018" text:style-name="L18">
        <text:list-item>
          <text:p text:style-name="P18"><text:span text:style-name="Strong_20_Emphasis">TemplateFamily</text:span>: Identität eines Templates über fachliche Metadaten und Ownership (Scope + OwnerTenantId + TemplateKey + Channel + Locale).</text:p>
        </text:list-item>
        <text:list-item>
          <text:p text:style-name="P18"><text:span text:style-name="Strong_20_Emphasis">TemplateVersion</text:span>: Konkrete Version einer Familie, wird nach Erstellung nicht in-place verändert (Immutable).</text:p>
        </text:list-item>
        <text:list-item>
          <text:p text:style-name="P18"><text:span text:style-name="Strong_20_Emphasis">Scope</text:span>:</text:p>
          <text:list>
            <text:list-item>
              <text:p text:style-name="P18"><text:span text:style-name="Source_20_Text">GLOBAL</text:span>: Plattformbetreiber</text:p>
            </text:list-item>
            <text:list-item>
              <text:p text:style-name="P18"><text:span text:style-name="Source_20_Text">TENANT</text:span>: Mandant</text:p>
            </text:list-item>
          </text:list>
        </text:list-item>
        <text:list-item>
          <text:p text:style-name="P18"><text:span text:style-name="Strong_20_Emphasis">OwnerTenantId</text:span>:</text:p>
          <text:list>
            <text:list-item>
              <text:p text:style-name="P18">GLOBAL: <text:span text:style-name="Source_20_Text">"__GLOBAL__"</text:span></text:p>
            </text:list-item>
            <text:list-item>
              <text:p text:style-name="P18">TENANT: <text:span text:style-name="Source_20_Text">tenant_id</text:span> aus JWT</text:p>
            </text:list-item>
          </text:list>
        </text:list-item>
        <text:list-item>
          <text:p text:style-name="P18"><text:span text:style-name="Strong_20_Emphasis">RenderTarget</text:span>: <text:span text:style-name="Source_20_Text">TEXT</text:span> oder <text:span text:style-name="Source_20_Text">HTML</text:span></text:p>
        </text:list-item>
        <text:list-item>
          <text:p text:style-name="P18"><text:span text:style-name="Strong_20_Emphasis">MissingKeyPolicy</text:span>:</text:p>
          <text:list>
            <text:list-item>
              <text:p text:style-name="P18"><text:span text:style-name="Source_20_Text">FAIL</text:span>: fehlende Keys führen zu 422</text:p>
            </text:list-item>
            <text:list-item>
              <text:p text:style-name="P18"><text:span text:style-name="Source_20_Text">KEEP_TOKEN</text:span>: Placeholder bleibt stehen</text:p>
            </text:list-item>
            <text:list-item>
              <text:p text:style-name="P18"><text:span text:style-name="Source_20_Text">EMPTY</text:span>: Placeholder wird leer ersetzt</text:p>
            </text:list-item>
          </text:list>
        </text:list-item>
      </text:list>
      <text:h text:style-name="Heading_20_2" text:outline-level="2">4.2 Template-Familien (TemplateFamily)</text:h>
      <text:p text:style-name="Text_20_body">Eine TemplateFamily enthält:</text:p>
      <text:list xml:id="list8568245273560523997" text:style-name="L19">
        <text:list-item>
          <text:p text:style-name="P19"><text:span text:style-name="Source_20_Text">templateId</text:span> (UUID)</text:p>
        </text:list-item>
        <text:list-item>
          <text:p text:style-name="P19"><text:span text:style-name="Source_20_Text">scope</text:span> (GLOBAL|TENANT)</text:p>
        </text:list-item>
        <text:list-item>
          <text:p text:style-name="P19"><text:span text:style-name="Source_20_Text">ownerTenantId</text:span> (aus Token abgeleitet, siehe Abschnitt 5)</text:p>
        </text:list-item>
        <text:list-item>
          <text:p text:style-name="P19"><text:span text:style-name="Source_20_Text">templateKey</text:span> (max 120)</text:p>
        </text:list-item>
        <text:list-item>
          <text:p text:style-name="P19"><text:span text:style-name="Source_20_Text">channel</text:span> (max 40)</text:p>
        </text:list-item>
        <text:list-item>
          <text:p text:style-name="P19"><text:span text:style-name="Source_20_Text">locale</text:span> (max 16)</text:p>
        </text:list-item>
        <text:list-item>
          <text:p text:style-name="P19"><text:span text:style-name="Source_20_Text">category</text:span> (max 80, Gruppierung)</text:p>
        </text:list-item>
        <text:list-item>
          <text:p text:style-name="P19"><text:soft-page-break/><text:span text:style-name="Source_20_Text">activeApprovedVersion</text:span> (Integer, optional)</text:p>
        </text:list-item>
        <text:list-item>
          <text:p text:style-name="P19">Audit-Felder (createdAt/by, updatedAt/by)</text:p>
        </text:list-item>
      </text:list>
      <text:p text:style-name="Text_20_body">Regeln:</text:p>
      <text:list xml:id="list6506494967027279067" text:style-name="L20">
        <text:list-item>
          <text:p text:style-name="P20">Pro Business-Key existiert genau eine TemplateFamily. Der Business-Key ist:<text:line-break/><text:span text:style-name="Strong_20_Emphasis">(scope, ownerTenantId, templateKey, channel, locale)</text:span><text:line-break/><text:span text:style-name="Source_20_Text">category</text:span> dient der Gruppierung und ändert die fachliche Identität nicht.</text:p>
        </text:list-item>
        <text:list-item>
          <text:p text:style-name="P20">Für GLOBAL werden Familien ausschließlich durch Plattform-Administratoren verwaltet.</text:p>
        </text:list-item>
        <text:list-item>
          <text:p text:style-name="P20">Für TENANT werden Familien ausschließlich im eigenen Tenant verwaltet.</text:p>
        </text:list-item>
      </text:list>
      <text:h text:style-name="Heading_20_2" text:outline-level="2">4.3 Template-Versionen (TemplateVersion)</text:h>
      <text:p text:style-name="Text_20_body">Eine TemplateVersion enthält:</text:p>
      <text:list xml:id="list83852794951924749" text:style-name="L21">
        <text:list-item>
          <text:p text:style-name="P21"><text:span text:style-name="Source_20_Text">versionId</text:span> (UUID)</text:p>
        </text:list-item>
        <text:list-item>
          <text:p text:style-name="P21"><text:span text:style-name="Source_20_Text">templateId</text:span> (FK)</text:p>
        </text:list-item>
        <text:list-item>
          <text:p text:style-name="P21"><text:span text:style-name="Source_20_Text">versionNo</text:span> (Integer, monoton steigend)</text:p>
        </text:list-item>
        <text:list-item>
          <text:p text:style-name="P21"><text:span text:style-name="Source_20_Text">status</text:span> (DRAFT|APPROVED|DEPRECATED|ARCHIVED)</text:p>
        </text:list-item>
        <text:list-item>
          <text:p text:style-name="P21"><text:span text:style-name="Source_20_Text">renderTarget</text:span> (TEXT|HTML)</text:p>
        </text:list-item>
        <text:list-item>
          <text:p text:style-name="P21"><text:span text:style-name="Source_20_Text">subjectTpl</text:span> (optional)</text:p>
        </text:list-item>
        <text:list-item>
          <text:p text:style-name="P21"><text:span text:style-name="Source_20_Text">bodyTpl</text:span> (Pflicht)</text:p>
        </text:list-item>
        <text:list-item>
          <text:p text:style-name="P21"><text:span text:style-name="Source_20_Text">placeholders</text:span> (automatisch erkannte Placeholder als JSON)</text:p>
        </text:list-item>
        <text:list-item>
          <text:p text:style-name="P21">Audit-Felder</text:p>
        </text:list-item>
      </text:list>
      <text:p text:style-name="Text_20_body">Regeln:</text:p>
      <text:list xml:id="list5793422812539310506" text:style-name="L22">
        <text:list-item>
          <text:p text:style-name="P22">Erstellung einer Version erzeugt eine neue <text:span text:style-name="Source_20_Text">versionNo</text:span> und setzt <text:span text:style-name="Source_20_Text">status=DRAFT</text:span>.</text:p>
        </text:list-item>
        <text:list-item>
          <text:p text:style-name="P22">Inhalte einer Version werden nicht in-place geändert. Änderungen erfolgen durch Erzeugung einer neuen Version.</text:p>
        </text:list-item>
        <text:list-item>
          <text:p text:style-name="P22">Approve-Regel:</text:p>
          <text:list>
            <text:list-item>
              <text:p text:style-name="P22">Zielversion wird <text:span text:style-name="Source_20_Text">APPROVED</text:span></text:p>
            </text:list-item>
            <text:list-item>
              <text:p text:style-name="P22">vorherige APPROVED-Version der Familie wird <text:span text:style-name="Source_20_Text">DEPRECATED</text:span></text:p>
            </text:list-item>
            <text:list-item>
              <text:p text:style-name="P22"><text:span text:style-name="Source_20_Text">activeApprovedVersion</text:span> in der Familie zeigt auf die aktuelle APPROVED-Version</text:p>
            </text:list-item>
          </text:list>
        </text:list-item>
      </text:list>
      <text:h text:style-name="Heading_20_2" text:outline-level="2">4.4 Rendering, Preview, Validierung</text:h>
      <text:h text:style-name="Heading_20_3" text:outline-level="3">Rendering (<text:span text:style-name="Source_20_Text">/render</text:span>)</text:h>
      <text:list xml:id="list4811309190910945126" text:style-name="L23">
        <text:list-item>
          <text:p text:style-name="P23">Auflösung der TemplateFamily erfolgt über:</text:p>
          <text:list>
            <text:list-item>
              <text:p text:style-name="P23">bevorzugt Business-Key (scope + templateKey + channel + locale)</text:p>
            </text:list-item>
            <text:list-item>
              <text:p text:style-name="P23">alternativ <text:span text:style-name="Source_20_Text">templateId</text:span> (Legacy-Kompatibilität)</text:p>
            </text:list-item>
          </text:list>
        </text:list-item>
        <text:list-item>
          <text:p text:style-name="P23"><text:soft-page-break/>Es wird die APPROVED-Version gerendert.</text:p>
        </text:list-item>
        <text:list-item>
          <text:p text:style-name="P23"><text:span text:style-name="Source_20_Text">versionNo</text:span> im Request wird ignoriert (APPROVED wird verwendet).</text:p>
        </text:list-item>
      </text:list>
      <text:h text:style-name="Heading_20_3" text:outline-level="3">Preview (<text:span text:style-name="Source_20_Text">/preview</text:span>)</text:h>
      <text:list xml:id="list3073203610891505648" text:style-name="L24">
        <text:list-item>
          <text:p text:style-name="P24">Rendering unabhängig vom Status, für Vorschau.</text:p>
        </text:list-item>
        <text:list-item>
          <text:p text:style-name="P24">Wenn <text:span text:style-name="Source_20_Text">versionNo</text:span> angegeben ist, wird genau diese Version gerendert.</text:p>
        </text:list-item>
        <text:list-item>
          <text:p text:style-name="P24">Wenn <text:span text:style-name="Source_20_Text">versionNo</text:span> fehlt, wird die neueste Version gerendert (höchste <text:span text:style-name="Source_20_Text">versionNo</text:span>)</text:p>
        </text:list-item>
      </text:list>
      <text:p text:style-name="Text_20_body"><text:span text:style-name="T2">Validierung (</text:span><text:span text:style-name="Source_20_Text"><text:span text:style-name="T2">/validate</text:span></text:span><text:span text:style-name="T2">)</text:span></text:p>
      <text:list xml:id="list1591061599906268892" text:style-name="L25">
        <text:list-item>
          <text:p text:style-name="P25">Placeholder werden aus <text:span text:style-name="Source_20_Text">subjectTpl</text:span> und <text:span text:style-name="Source_20_Text">bodyTpl</text:span> erkannt (<text:span text:style-name="Source_20_Text">{{ key }}</text:span>).</text:p>
        </text:list-item>
        <text:list-item>
          <text:p text:style-name="P25">Optional kann eine deklarierte Placeholder-Liste angegeben werden; die Validierung vergleicht “deklarierte” vs. “erkannte” Placeholder.</text:p>
        </text:list-item>
        <text:list-item>
          <text:p text:style-name="P25">Optional kann mit <text:span text:style-name="Source_20_Text">variables</text:span> und <text:span text:style-name="Source_20_Text">missingKeyPolicy</text:span> eine Rendering-Simulation erfolgen.</text:p>
        </text:list-item>
      </text:list>
      <text:h text:style-name="Heading_20_2" text:outline-level="2">4.5 Locale-Auflösung und Fallback</text:h>
      <text:p text:style-name="Text_20_body">Locale-Fallback-Reihenfolge:</text:p>
      <text:list xml:id="list3234802703547245517" text:style-name="L26">
        <text:list-item>
          <text:p text:style-name="P26">Exakter Match (z. B. <text:span text:style-name="Source_20_Text">de-DE</text:span>)</text:p>
        </text:list-item>
        <text:list-item>
          <text:p text:style-name="P26">Sprach-Fallback (z. B. <text:span text:style-name="Source_20_Text">de</text:span>)</text:p>
        </text:list-item>
        <text:list-item>
          <text:p text:style-name="P26">Default-Locale aus Konfiguration (<text:span text:style-name="Source_20_Text">TEMPLATE_DEFAULT_LOCALE</text:span>, Default <text:span text:style-name="Source_20_Text">en-GB</text:span>)</text:p>
        </text:list-item>
      </text:list>
      <text:h text:style-name="Heading_20_2" text:outline-level="2">4.6 Governance-Regeln (No Shadowing, Reserved Keys)</text:h>
      <text:list xml:id="list4982179872108669290" text:style-name="L27">
        <text:list-item>
          <text:p text:style-name="P27">Reserved Namespaces für TemplateKeys: <text:span text:style-name="Source_20_Text">platform.*</text:span> und <text:span text:style-name="Source_20_Text">system.*</text:span><text:line-break/>Diese Keys werden nur für GLOBAL akzeptiert.</text:p>
        </text:list-item>
        <text:list-item>
          <text:p text:style-name="P27">No Shadowing:</text:p>
          <text:list>
            <text:list-item>
              <text:p text:style-name="P27">Wenn eine GLOBAL-Familie mit identischem <text:span text:style-name="Source_20_Text">(templateKey, channel, locale)</text:span> existiert, wird die Erstellung einer TENANT-Familie mit identischem Schlüssel abgewiesen.</text:p>
            </text:list-item>
            <text:list-item>
              <text:p text:style-name="P27">Ziel: GLOBAL bleibt eindeutig und kann nicht tenant-seitig überlagert werden.</text:p>
            </text:list-item>
          </text:list>
        </text:list-item>
      </text:list>
      <text:h text:style-name="Heading_20_2" text:outline-level="2">4.7 Events (Domain Events)</text:h>
      <text:p text:style-name="Text_20_body">Der Service erzeugt Domain Events (publishing ist konfigurierbar):</text:p>
      <text:list xml:id="list7870057021711146125" text:style-name="L28">
        <text:list-item>
          <text:p text:style-name="P28">TemplateFamilyCreated</text:p>
        </text:list-item>
        <text:list-item>
          <text:p text:style-name="P28">TemplateFamilyUpdated</text:p>
        </text:list-item>
        <text:list-item>
          <text:p text:style-name="P28">TemplateVersionCreated</text:p>
        </text:list-item>
        <text:list-item>
          <text:p text:style-name="P28">TemplateVersionApproved</text:p>
        </text:list-item>
        <text:list-item>
          <text:p text:style-name="P28">TemplateVersionDeprecated</text:p>
        </text:list-item>
        <text:list-item>
          <text:p text:style-name="P28">TemplateVersionArchived</text:p>
        </text:list-item>
      </text:list>
      <text:p text:style-name="Text_20_body"/>
      <text:p text:style-name="P65">Die Events enthalten mindestens:</text:p>
      <text:list xml:id="list6219369958783073154" text:style-name="L29">
        <text:list-item>
          <text:p text:style-name="P29"><text:span text:style-name="Source_20_Text">eventType</text:span>, <text:span text:style-name="Source_20_Text">occurredAt</text:span></text:p>
        </text:list-item>
        <text:list-item>
          <text:p text:style-name="P29"><text:span text:style-name="Source_20_Text">tenantId</text:span></text:p>
        </text:list-item>
        <text:list-item>
          <text:p text:style-name="P29"><text:span text:style-name="Source_20_Text">scope</text:span></text:p>
        </text:list-item>
        <text:list-item>
          <text:p text:style-name="P29"><text:span text:style-name="Source_20_Text">templateId</text:span>, optional <text:span text:style-name="Source_20_Text">versionNo</text:span></text:p>
        </text:list-item>
        <text:list-item>
          <text:p text:style-name="P29"><text:span text:style-name="Source_20_Text">actorSub</text:span> (JWT <text:span text:style-name="Source_20_Text">sub</text:span>)</text:p>
        </text:list-item>
      </text:list>
      <text:h text:style-name="Heading_20_1" text:outline-level="1">5. Security, IAM und Mandantentrennung (Multi-Tenant)</text:h>
      <text:h text:style-name="Heading_20_2" text:outline-level="2">5.1 JWT Token Contract (Abgleich auth-service)</text:h>
      <text:p text:style-name="Text_20_body">Der Service arbeitet als OAuth2 Resource Server (Bearer Token). Token werden vom auth-service ausgestellt.</text:p>
      <text:p text:style-name="Text_20_body">Erwartete Claims im JWT:</text:p>
      <text:list xml:id="list6774617689866616678" text:style-name="L30">
        <text:list-item>
          <text:p text:style-name="P30"><text:span text:style-name="Source_20_Text">iss</text:span> (Issuer)</text:p>
        </text:list-item>
        <text:list-item>
          <text:p text:style-name="P30"><text:span text:style-name="Source_20_Text">sub</text:span> (Subject; UserId oder ServiceName)</text:p>
        </text:list-item>
        <text:list-item>
          <text:p text:style-name="P30"><text:span text:style-name="Source_20_Text">aud</text:span> (Audience-Liste; enthält <text:span text:style-name="Source_20_Text">template-service</text:span>)</text:p>
        </text:list-item>
        <text:list-item>
          <text:p text:style-name="P30"><text:span text:style-name="Source_20_Text">iat</text:span>, <text:span text:style-name="Source_20_Text">exp</text:span></text:p>
        </text:list-item>
        <text:list-item>
          <text:p text:style-name="P30"><text:span text:style-name="Source_20_Text">jti</text:span></text:p>
        </text:list-item>
        <text:list-item>
          <text:p text:style-name="P30"><text:span text:style-name="Source_20_Text">tenant_id</text:span></text:p>
        </text:list-item>
        <text:list-item>
          <text:p text:style-name="P30"><text:span text:style-name="Source_20_Text">scp</text:span> (Liste der Scopes)</text:p>
        </text:list-item>
      </text:list>
      <text:p text:style-name="Text_20_body">Optional:</text:p>
      <text:list xml:id="list9162181032171805448" text:style-name="L31">
        <text:list-item>
          <text:p text:style-name="P31"><text:span text:style-name="Source_20_Text">subject_type</text:span> (<text:span text:style-name="Source_20_Text">USER</text:span> oder <text:span text:style-name="Source_20_Text">SERVICE</text:span>)</text:p>
        </text:list-item>
        <text:list-item>
          <text:p text:style-name="P31"><text:span text:style-name="Source_20_Text">auth_time</text:span></text:p>
        </text:list-item>
        <text:list-item>
          <text:p text:style-name="P31"><text:span text:style-name="Source_20_Text">sid</text:span>, <text:span text:style-name="Source_20_Text">amr</text:span></text:p>
        </text:list-item>
      </text:list>
      <text:p text:style-name="Text_20_body">Validierungen:</text:p>
      <text:list xml:id="list426589002132466987" text:style-name="L32">
        <text:list-item>
          <text:p text:style-name="P32">Signaturprüfung (JWKS oder Issuer)</text:p>
        </text:list-item>
        <text:list-item>
          <text:p text:style-name="P32">Zeitvalidierung (<text:span text:style-name="Source_20_Text">exp</text:span>) mit Clock-Skew aus Konfiguration</text:p>
        </text:list-item>
        <text:list-item>
          <text:p text:style-name="P32">Audience-Check: <text:span text:style-name="Source_20_Text">aud</text:span> enthält <text:span text:style-name="Source_20_Text">template-service</text:span></text:p>
        </text:list-item>
        <text:list-item>
          <text:p text:style-name="P32"><text:span text:style-name="Source_20_Text">tenant_id</text:span> ist vorhanden und nicht leer</text:p>
        </text:list-item>
      </text:list>
      <text:h text:style-name="Heading_20_2" text:outline-level="2">5.2 Scopes und Autorisierung je Endpoint</text:h>
      <text:p text:style-name="Text_20_body">Scopes (IAM):</text:p>
      <text:list xml:id="list8518144487619315379" text:style-name="L33">
        <text:list-item>
          <text:p text:style-name="P33"><text:span text:style-name="Source_20_Text">template:read</text:span></text:p>
        </text:list-item>
        <text:list-item>
          <text:p text:style-name="P33"><text:span text:style-name="Source_20_Text">template:admin</text:span></text:p>
        </text:list-item>
        <text:list-item>
          <text:p text:style-name="P33"><text:span text:style-name="Source_20_Text">template:global:admin</text:span></text:p>
        </text:list-item>
      </text:list>
      <text:p text:style-name="Text_20_body"/>
      <text:p text:style-name="P65">Endpoint-Zuordnung:</text:p>
      <text:list xml:id="list9000524322655336535" text:style-name="L34">
        <text:list-item>
          <text:p text:style-name="P34"><text:span text:style-name="Source_20_Text">POST /render</text:span> → <text:span text:style-name="Source_20_Text">template:read</text:span></text:p>
        </text:list-item>
        <text:list-item>
          <text:p text:style-name="P34"><text:span text:style-name="Source_20_Text">POST /preview</text:span> → <text:span text:style-name="Source_20_Text">template:read</text:span> oder <text:span text:style-name="Source_20_Text">template:admin</text:span></text:p>
        </text:list-item>
        <text:list-item>
          <text:p text:style-name="P34"><text:span text:style-name="Source_20_Text">POST /validate</text:span> → <text:span text:style-name="Source_20_Text">template:admin</text:span></text:p>
        </text:list-item>
        <text:list-item>
          <text:p text:style-name="P34"><text:span text:style-name="Source_20_Text">GET /catalog*</text:span> und <text:span text:style-name="Source_20_Text">GET /families*</text:span> und <text:span text:style-name="Source_20_Text">GET /versions*</text:span> → <text:span text:style-name="Source_20_Text">template:read</text:span></text:p>
        </text:list-item>
        <text:list-item>
          <text:p text:style-name="P34"><text:span text:style-name="Source_20_Text">POST/PUT/DELETE /families*</text:span> → <text:span text:style-name="Source_20_Text">template:admin</text:span> oder <text:span text:style-name="Source_20_Text">template:global:admin</text:span> (Scope passend zum Scope des betroffenen Objekts)</text:p>
        </text:list-item>
        <text:list-item>
          <text:p text:style-name="P34"><text:span text:style-name="Source_20_Text">POST/DELETE/approve /versions*</text:span> → <text:span text:style-name="Source_20_Text">template:admin</text:span> oder <text:span text:style-name="Source_20_Text">template:global:admin</text:span> (Scope passend zum Scope des betroffenen Objekts)</text:p>
        </text:list-item>
      </text:list>
      <text:h text:style-name="Heading_20_2" text:outline-level="2">5.3 Tenant-Isolation-Regeln (inkl. Non-Leak 404)</text:h>
      <text:p text:style-name="Text_20_body">Tenant-Kontext:</text:p>
      <text:list xml:id="list3176332796224591978" text:style-name="L35">
        <text:list-item>
          <text:p text:style-name="P35"><text:span text:style-name="Source_20_Text">tenant_id</text:span> aus JWT ist die einzige Quelle für Tenant-Kontext.</text:p>
        </text:list-item>
      </text:list>
      <text:p text:style-name="Text_20_body">Ownership-Regeln:</text:p>
      <text:list xml:id="list5099035168414578971" text:style-name="L36">
        <text:list-item>
          <text:p text:style-name="P36">Bei <text:span text:style-name="Source_20_Text">scope=TENANT</text:span> werden alle Datenzugriffe (lesen, listen, rendern, ändern, löschen) auf <text:span text:style-name="Source_20_Text">ownerTenantId = tenant_id</text:span> beschränkt.</text:p>
        </text:list-item>
        <text:list-item>
          <text:p text:style-name="P36">Bei <text:span text:style-name="Source_20_Text">scope=GLOBAL</text:span> werden alle Datenzugriffe auf <text:span text:style-name="Source_20_Text">ownerTenantId="__GLOBAL__"</text:span> beschränkt.</text:p>
        </text:list-item>
      </text:list>
      <text:p text:style-name="Text_20_body">Non-Leak Verhalten:</text:p>
      <text:list xml:id="list7967626569481997083" text:style-name="L37">
        <text:list-item>
          <text:p text:style-name="P37">Wenn ein Objekt außerhalb des sichtbaren Tenant-/Scope-Kontexts liegt, antwortet der Service mit <text:span text:style-name="Strong_20_Emphasis">404</text:span> (nicht mit 403), um keine Existenzinformation preiszugeben.</text:p>
        </text:list-item>
      </text:list>
      <text:p text:style-name="Text_20_body">Request-Felder, die keine Steuerungswirkung haben:</text:p>
      <text:list xml:id="list4845818652050716047" text:style-name="L38">
        <text:list-item>
          <text:p text:style-name="P38"><text:span text:style-name="Source_20_Text">ownerTenantId</text:span> aus Request wird nicht als Steuerungsfeld verwendet:</text:p>
          <text:list>
            <text:list-item>
              <text:p text:style-name="P38">Bei TENANT wird <text:span text:style-name="Source_20_Text">ownerTenantId</text:span> intern auf <text:span text:style-name="Source_20_Text">tenant_id</text:span> gesetzt.</text:p>
            </text:list-item>
            <text:list-item>
              <text:p text:style-name="P38">Bei GLOBAL wird <text:span text:style-name="Source_20_Text">ownerTenantId</text:span> intern auf <text:span text:style-name="Source_20_Text">"__GLOBAL__"</text:span> gesetzt.</text:p>
            </text:list-item>
          </text:list>
        </text:list-item>
        <text:list-item>
          <text:p text:style-name="P38">Audit-User in Requests (<text:span text:style-name="Source_20_Text">updatedBy</text:span>) wird nicht als Steuerungsfeld verwendet; Audit stammt aus JWT <text:span text:style-name="Source_20_Text">sub</text:span>.</text:p>
        </text:list-item>
      </text:list>
      <text:h text:style-name="Heading_20_2" text:outline-level="2">5.4 Inbox-Kontext (Tenant-Grenze)</text:h>
      <text:p text:style-name="Text_20_body">Inbox-Nachrichteninstanzen (die tatsächlichen Inbox-Objekte) werden tenant-scharf im Inbox/Messaging-Service gespeichert. Der template-service liefert nur gerenderte Inhalte.</text:p>
      <text:p text:style-name="Text_20_body">Für Templates, die für Inbox/IN_APP verwendet werden, gelten dieselben Tenant-Isolation-Regeln wie für alle Templates:</text:p>
      <text:list xml:id="list495510599192617594" text:style-name="L39">
        <text:list-item>
          <text:p text:style-name="P39">TENANT-Templates werden ausschließlich innerhalb des Tenants gerendert und ausgeliefert.</text:p>
        </text:list-item>
        <text:list-item>
          <text:p text:style-name="P39">Ein Tenant erhält keine Render-Ergebnisse von TENANT-Templates anderer Tenants.</text:p>
        </text:list-item>
      </text:list>
      <text:h text:style-name="Heading_20_1" text:outline-level="1"><text:soft-page-break/>6. Datenmodell und Persistenz</text:h>
      <text:h text:style-name="Heading_20_2" text:outline-level="2">6.1 Tabellen und Felder</text:h>
      <text:h text:style-name="Heading_20_3" text:outline-level="3"><text:span text:style-name="Source_20_Text">template_family</text:span></text:h>
      <text:list xml:id="list2322199362972992331" text:style-name="L40">
        <text:list-item>
          <text:p text:style-name="P40"><text:span text:style-name="Source_20_Text">template_id</text:span> VARCHAR(36) PK</text:p>
        </text:list-item>
        <text:list-item>
          <text:p text:style-name="P40"><text:span text:style-name="Source_20_Text">scope</text:span> VARCHAR(16) CHECK (GLOBAL, TENANT)</text:p>
        </text:list-item>
        <text:list-item>
          <text:p text:style-name="P40"><text:span text:style-name="Source_20_Text">owner_tenant_id</text:span> VARCHAR(64)</text:p>
        </text:list-item>
        <text:list-item>
          <text:p text:style-name="P40"><text:span text:style-name="Source_20_Text">template_key</text:span> VARCHAR(120)</text:p>
        </text:list-item>
        <text:list-item>
          <text:p text:style-name="P40"><text:span text:style-name="Source_20_Text">channel</text:span> VARCHAR(40)</text:p>
        </text:list-item>
        <text:list-item>
          <text:p text:style-name="P40"><text:span text:style-name="Source_20_Text">locale</text:span> VARCHAR(16)</text:p>
        </text:list-item>
        <text:list-item>
          <text:p text:style-name="P40"><text:span text:style-name="Source_20_Text">category</text:span> VARCHAR(80)</text:p>
        </text:list-item>
        <text:list-item>
          <text:p text:style-name="P40"><text:span text:style-name="Source_20_Text">active_approved_version</text:span> INT</text:p>
        </text:list-item>
        <text:list-item>
          <text:p text:style-name="P40">Audit: <text:span text:style-name="Source_20_Text">created_at/by</text:span>, <text:span text:style-name="Source_20_Text">updated_at/by</text:span></text:p>
        </text:list-item>
      </text:list>
      <text:h text:style-name="Heading_20_3" text:outline-level="3"><text:span text:style-name="Source_20_Text">template_version</text:span></text:h>
      <text:list xml:id="list6455953764845102636" text:style-name="L41">
        <text:list-item>
          <text:p text:style-name="P41"><text:span text:style-name="Source_20_Text">version_id</text:span> VARCHAR(36) PK</text:p>
        </text:list-item>
        <text:list-item>
          <text:p text:style-name="P41"><text:span text:style-name="Source_20_Text">template_id</text:span> VARCHAR(36) FK → <text:span text:style-name="Source_20_Text">template_family(template_id)</text:span> ON DELETE CASCADE</text:p>
        </text:list-item>
        <text:list-item>
          <text:p text:style-name="P41"><text:span text:style-name="Source_20_Text">version_no</text:span> INT</text:p>
        </text:list-item>
        <text:list-item>
          <text:p text:style-name="P41"><text:span text:style-name="Source_20_Text">status</text:span> VARCHAR(16) CHECK (DRAFT, APPROVED, DEPRECATED, ARCHIVED)</text:p>
        </text:list-item>
        <text:list-item>
          <text:p text:style-name="P41"><text:span text:style-name="Source_20_Text">render_target</text:span> VARCHAR(16) CHECK (TEXT, HTML)</text:p>
        </text:list-item>
        <text:list-item>
          <text:p text:style-name="P41"><text:span text:style-name="Source_20_Text">subject_tpl</text:span> TEXT NULL</text:p>
        </text:list-item>
        <text:list-item>
          <text:p text:style-name="P41"><text:span text:style-name="Source_20_Text">body_tpl</text:span> LONGTEXT NOT NULL</text:p>
        </text:list-item>
        <text:list-item>
          <text:p text:style-name="P41"><text:span text:style-name="Source_20_Text">placeholders</text:span> JSON NULL</text:p>
        </text:list-item>
        <text:list-item>
          <text:p text:style-name="P41">Audit: <text:span text:style-name="Source_20_Text">created_at/by</text:span>, <text:span text:style-name="Source_20_Text">updated_at/by</text:span></text:p>
        </text:list-item>
      </text:list>
      <text:h text:style-name="Heading_20_2" text:outline-level="2">6.2 Constraints, Indizes, Migrationen</text:h>
      <text:list xml:id="list3729525015095278398" text:style-name="L42">
        <text:list-item>
          <text:p text:style-name="P42">Flyway Migrationen sind aktiviert.</text:p>
        </text:list-item>
        <text:list-item>
          <text:p text:style-name="P42">Indizes:</text:p>
          <text:list>
            <text:list-item>
              <text:p text:style-name="P42"><text:span text:style-name="Source_20_Text">idx_template_family_owner</text:span> (owner_tenant_id)</text:p>
            </text:list-item>
            <text:list-item>
              <text:p text:style-name="P42"><text:span text:style-name="Source_20_Text">idx_template_family_lookup</text:span> (scope, template_key, channel, locale)</text:p>
            </text:list-item>
            <text:list-item>
              <text:p text:style-name="P42"><text:span text:style-name="Source_20_Text">idx_template_family_category</text:span> (category)</text:p>
            </text:list-item>
            <text:list-item>
              <text:p text:style-name="P42"><text:span text:style-name="Source_20_Text">idx_template_version_template_status</text:span> (template_id, status)</text:p>
            </text:list-item>
            <text:list-item>
              <text:p text:style-name="P42"><text:span text:style-name="Source_20_Text">idx_template_version_render_target</text:span> (render_target)</text:p>
            </text:list-item>
          </text:list>
        </text:list-item>
      </text:list>
      <text:h text:style-name="Heading_20_1" text:outline-level="1"><text:soft-page-break/>7. Konfiguration und Umgebungsvariablen (Tabelle)</text:h>
      <text:p text:style-name="Text_20_body">Die folgenden Umgebungsvariablen werden vom template-service ausgewertet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Table_20_Heading">Variable</text:p>
            </table:table-cell>
            <table:table-cell table:style-name="Tabelle1.A1" office:value-type="string">
              <text:p text:style-name="Table_20_Heading">Default</text:p>
            </table:table-cell>
            <table:table-cell table:style-name="Tabelle1.A1" office:value-type="string">
              <text:p text:style-name="Table_20_Heading">Beispiel</text:p>
            </table:table-cell>
            <table:table-cell table:style-name="Tabelle1.A1" office:value-type="string">
              <text:p text:style-name="Table_20_Heading">Beschreibung</text:p>
            </table:table-cell>
          </table:table-row>
        </table:table-header-rows>
        <table:table-row>
          <table:table-cell table:style-name="Tabelle1.A1" office:value-type="string">
            <text:p text:style-name="Table_20_Contents"><text:span text:style-name="Source_20_Text">TEMPLATEPORT</text:span></text:p>
          </table:table-cell>
          <table:table-cell table:style-name="Tabelle1.A1" office:value-type="string">
            <text:p text:style-name="Table_20_Contents"><text:span text:style-name="Source_20_Text">8104</text:span></text:p>
          </table:table-cell>
          <table:table-cell table:style-name="Tabelle1.A1" office:value-type="string">
            <text:p text:style-name="Table_20_Contents"><text:span text:style-name="Source_20_Text">8104</text:span></text:p>
          </table:table-cell>
          <table:table-cell table:style-name="Tabelle1.A1" office:value-type="string">
            <text:p text:style-name="Table_20_Contents">HTTP-Port des Services (<text:span text:style-name="Source_20_Text">server.port</text:span>).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TEMPLATE_DB_HOST</text:span></text:p>
          </table:table-cell>
          <table:table-cell table:style-name="Tabelle1.A1" office:value-type="string">
            <text:p text:style-name="Table_20_Contents"><text:span text:style-name="Source_20_Text">localhost</text:span></text:p>
          </table:table-cell>
          <table:table-cell table:style-name="Tabelle1.A1" office:value-type="string">
            <text:p text:style-name="Table_20_Contents"><text:span text:style-name="Source_20_Text">mariadb</text:span></text:p>
          </table:table-cell>
          <table:table-cell table:style-name="Tabelle1.A1" office:value-type="string">
            <text:p text:style-name="Table_20_Contents">DB Hostname.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TEMPLATE_DB_PORT</text:span></text:p>
          </table:table-cell>
          <table:table-cell table:style-name="Tabelle1.A1" office:value-type="string">
            <text:p text:style-name="Table_20_Contents"><text:span text:style-name="Source_20_Text">3306</text:span></text:p>
          </table:table-cell>
          <table:table-cell table:style-name="Tabelle1.A1" office:value-type="string">
            <text:p text:style-name="Table_20_Contents"><text:span text:style-name="Source_20_Text">3306</text:span></text:p>
          </table:table-cell>
          <table:table-cell table:style-name="Tabelle1.A1" office:value-type="string">
            <text:p text:style-name="Table_20_Contents">DB Port.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TEMPLATE_DB_NAME</text:span></text:p>
          </table:table-cell>
          <table:table-cell table:style-name="Tabelle1.A1" office:value-type="string">
            <text:p text:style-name="Table_20_Contents"><text:span text:style-name="Source_20_Text">template</text:span></text:p>
          </table:table-cell>
          <table:table-cell table:style-name="Tabelle1.A1" office:value-type="string">
            <text:p text:style-name="Table_20_Contents"><text:span text:style-name="Source_20_Text">template</text:span></text:p>
          </table:table-cell>
          <table:table-cell table:style-name="Tabelle1.A1" office:value-type="string">
            <text:p text:style-name="Table_20_Contents">Datenbankname.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TEMPLATE_DB_USER</text:span></text:p>
          </table:table-cell>
          <table:table-cell table:style-name="Tabelle1.A1" office:value-type="string">
            <text:p text:style-name="Table_20_Contents"><text:span text:style-name="Source_20_Text">root</text:span></text:p>
          </table:table-cell>
          <table:table-cell table:style-name="Tabelle1.A1" office:value-type="string">
            <text:p text:style-name="Table_20_Contents"><text:span text:style-name="Source_20_Text">root</text:span></text:p>
          </table:table-cell>
          <table:table-cell table:style-name="Tabelle1.A1" office:value-type="string">
            <text:p text:style-name="Table_20_Contents">DB Benutzer.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TEMPLATE_DB_PASSWORD</text:span></text:p>
          </table:table-cell>
          <table:table-cell table:style-name="Tabelle1.A1" office:value-type="string">
            <text:p text:style-name="Table_20_Contents"><text:span text:style-name="Emphasis">(leer)</text:span></text:p>
          </table:table-cell>
          <table:table-cell table:style-name="Tabelle1.A1" office:value-type="string">
            <text:p text:style-name="Table_20_Contents"><text:span text:style-name="Source_20_Text">secret</text:span></text:p>
          </table:table-cell>
          <table:table-cell table:style-name="Tabelle1.A1" office:value-type="string">
            <text:p text:style-name="Table_20_Contents">DB Passwort.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SECURITY_JWT_JWK_SET_URI</text:span></text:p>
          </table:table-cell>
          <table:table-cell table:style-name="Tabelle1.A1" office:value-type="string">
            <text:p text:style-name="Table_20_Contents"><text:span text:style-name="Source_20_Text">http://localhost:9000/oauth2/jwks</text:span></text:p>
          </table:table-cell>
          <table:table-cell table:style-name="Tabelle1.A1" office:value-type="string">
            <text:p text:style-name="Table_20_Contents"><text:span text:style-name="Source_20_Text">https://auth.example/.../jwks</text:span></text:p>
          </table:table-cell>
          <table:table-cell table:style-name="Tabelle1.A1" office:value-type="string">
            <text:p text:style-name="Table_20_Contents">JWKS Endpoint für Signaturprüfung.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SECURITY_JWT_ISSUER</text:span></text:p>
          </table:table-cell>
          <table:table-cell table:style-name="Tabelle1.A1" office:value-type="string">
            <text:p text:style-name="Table_20_Contents"><text:span text:style-name="Emphasis">(leer)</text:span></text:p>
          </table:table-cell>
          <table:table-cell table:style-name="Tabelle1.A1" office:value-type="string">
            <text:p text:style-name="Table_20_Contents"><text:span text:style-name="Source_20_Text">https://auth.example/api/v1/auth</text:span></text:p>
          </table:table-cell>
          <table:table-cell table:style-name="Tabelle1.A1" office:value-type="string">
            <text:p text:style-name="Table_20_Contents">Issuer-URI (Alternative zu JWKS URI; wenn gesetzt, wird Issuer validiert).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SECURITY_JWT_AUDIENCE</text:span></text:p>
          </table:table-cell>
          <table:table-cell table:style-name="Tabelle1.A1" office:value-type="string">
            <text:p text:style-name="Table_20_Contents"><text:span text:style-name="Source_20_Text">template-service</text:span></text:p>
          </table:table-cell>
          <table:table-cell table:style-name="Tabelle1.A1" office:value-type="string">
            <text:p text:style-name="Table_20_Contents"><text:span text:style-name="Source_20_Text">template-service</text:span></text:p>
          </table:table-cell>
          <table:table-cell table:style-name="Tabelle1.A1" office:value-type="string">
            <text:p text:style-name="Table_20_Contents">Erwartete Audience für <text:span text:style-name="Source_20_Text">aud</text:span>-Check.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SECURITY_JWT_CLOCK_SKEW_SECONDS</text:span></text:p>
          </table:table-cell>
          <table:table-cell table:style-name="Tabelle1.A1" office:value-type="string">
            <text:p text:style-name="Table_20_Contents"><text:span text:style-name="Source_20_Text">60</text:span></text:p>
          </table:table-cell>
          <table:table-cell table:style-name="Tabelle1.A1" office:value-type="string">
            <text:p text:style-name="Table_20_Contents"><text:span text:style-name="Source_20_Text">60</text:span></text:p>
          </table:table-cell>
          <table:table-cell table:style-name="Tabelle1.A1" office:value-type="string">
            <text:p text:style-name="Table_20_Contents">Toleranz für Zeitvalidierung (<text:span text:style-name="Source_20_Text">exp</text:span>).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TEMPLATE_DEFAULT_LOCALE</text:span></text:p>
          </table:table-cell>
          <table:table-cell table:style-name="Tabelle1.A1" office:value-type="string">
            <text:p text:style-name="Table_20_Contents"><text:span text:style-name="Source_20_Text">en-GB</text:span></text:p>
          </table:table-cell>
          <table:table-cell table:style-name="Tabelle1.A1" office:value-type="string">
            <text:p text:style-name="Table_20_Contents"><text:span text:style-name="Source_20_Text">de-DE</text:span></text:p>
          </table:table-cell>
          <table:table-cell table:style-name="Tabelle1.A1" office:value-type="string">
            <text:p text:style-name="Table_20_Contents">Default-Locale für Fallback.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TEMPLATE_CACHE_TTL_SECONDS</text:span></text:p>
          </table:table-cell>
          <table:table-cell table:style-name="Tabelle1.A1" office:value-type="string">
            <text:p text:style-name="Table_20_Contents"><text:span text:style-name="Source_20_Text">120</text:span></text:p>
          </table:table-cell>
          <table:table-cell table:style-name="Tabelle1.A1" office:value-type="string">
            <text:p text:style-name="Table_20_Contents"><text:span text:style-name="Source_20_Text">300</text:span></text:p>
          </table:table-cell>
          <table:table-cell table:style-name="Tabelle1.A1" office:value-type="string">
            <text:p text:style-name="Table_20_Contents">TTL für Template-Resolve Cache.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TEMPLATE_EVENTS_ENABLED</text:span></text:p>
          </table:table-cell>
          <table:table-cell table:style-name="Tabelle1.A1" office:value-type="string">
            <text:p text:style-name="Table_20_Contents"><text:span text:style-name="Source_20_Text">false</text:span></text:p>
          </table:table-cell>
          <table:table-cell table:style-name="Tabelle1.A1" office:value-type="string">
            <text:p text:style-name="Table_20_Contents"><text:span text:style-name="Source_20_Text">true</text:span></text:p>
          </table:table-cell>
          <table:table-cell table:style-name="Tabelle1.A1" office:value-type="string">
            <text:p text:style-name="Table_20_Contents">Aktiviert Domain Event Publishing (Logging Publisher).</text:p>
          </table:table-cell>
        </table:table-row>
      </table:table>
      <text:p text:style-name="Text_20_body">Hinweis zur lokalen Docker-Umgebung (docker-compose):</text:p>
      <text:list xml:id="list510257632510891642" text:style-name="L43">
        <text:list-item>
          <text:p text:style-name="P43">Der Service wird auf Port <text:span text:style-name="Strong_20_Emphasis">8104</text:span> veröffentlicht.</text:p>
        </text:list-item>
        <text:list-item>
          <text:p text:style-name="P43">Die DB wird als MariaDB Container betrieben (Image-Konfiguration via <text:span text:style-name="Source_20_Text">MYSQL_DATABASE</text:span>, <text:span text:style-name="Source_20_Text">MYSQL_ROOT_PASSWORD</text:span>, <text:span text:style-name="Source_20_Text">MYSQL_ALLOW_EMPTY_PASSWORD</text:span> im Compose).</text:p>
        </text:list-item>
      </text:list>
      <text:h text:style-name="Heading_20_1" text:outline-level="1"/>
      <text:h text:style-name="P67" text:outline-level="1">8. Fehlerbehandlung, Logging und Header-Konventionen</text:h>
      <text:h text:style-name="Heading_20_2" text:outline-level="2">8.1 ErrorDTO (Response-Format)</text:h>
      <text:p text:style-name="Text_20_body">Fehlerantworten verwenden ein einheitliches Modell mit Feldern:</text:p>
      <text:list xml:id="list4886404790180728023" text:style-name="L44">
        <text:list-item>
          <text:p text:style-name="P44"><text:span text:style-name="Source_20_Text">timestamp</text:span></text:p>
        </text:list-item>
        <text:list-item>
          <text:p text:style-name="P44"><text:span text:style-name="Source_20_Text">status</text:span></text:p>
        </text:list-item>
        <text:list-item>
          <text:p text:style-name="P44"><text:span text:style-name="Source_20_Text">errorCode</text:span></text:p>
        </text:list-item>
        <text:list-item>
          <text:p text:style-name="P44"><text:span text:style-name="Source_20_Text">message</text:span></text:p>
        </text:list-item>
        <text:list-item>
          <text:p text:style-name="P44"><text:span text:style-name="Source_20_Text">details</text:span> (Map)</text:p>
        </text:list-item>
        <text:list-item>
          <text:p text:style-name="P44"><text:span text:style-name="Source_20_Text">path</text:span></text:p>
        </text:list-item>
        <text:list-item>
          <text:p text:style-name="P44"><text:span text:style-name="Source_20_Text">correlationId</text:span></text:p>
        </text:list-item>
      </text:list>
      <text:h text:style-name="Heading_20_2" text:outline-level="2">8.2 CorrelationId</text:h>
      <text:p text:style-name="Text_20_body">Der Service verwendet folgende Header-Reihenfolge:</text:p>
      <text:list xml:id="list2144226479180463860" text:style-name="L45">
        <text:list-item>
          <text:p text:style-name="P45"><text:span text:style-name="Source_20_Text">X-Request-Id</text:span></text:p>
        </text:list-item>
        <text:list-item>
          <text:p text:style-name="P45"><text:span text:style-name="Source_20_Text">X-Correlation-Id</text:span></text:p>
        </text:list-item>
        <text:list-item>
          <text:p text:style-name="P45"><text:span text:style-name="Source_20_Text">traceparent</text:span> (TraceId)</text:p>
        </text:list-item>
        <text:list-item>
          <text:p text:style-name="P45">sonst generierte UUID</text:p>
        </text:list-item>
      </text:list>
      <text:h text:style-name="Heading_20_2" text:outline-level="2">8.3 Standard-Statuscodes (Auszug)</text:h>
      <text:list xml:id="list3216709691065472984" text:style-name="L46">
        <text:list-item>
          <text:p text:style-name="P46">200: erfolgreich</text:p>
        </text:list-item>
        <text:list-item>
          <text:p text:style-name="P46">201: erstellt</text:p>
        </text:list-item>
        <text:list-item>
          <text:p text:style-name="P46">400: Request ungültig</text:p>
        </text:list-item>
        <text:list-item>
          <text:p text:style-name="P46">401: nicht authentifiziert / Token ungültig</text:p>
        </text:list-item>
        <text:list-item>
          <text:p text:style-name="P46">403: nicht autorisiert (Scope fehlt)</text:p>
        </text:list-item>
        <text:list-item>
          <text:p text:style-name="P46">404: Ressource nicht sichtbar oder nicht vorhanden (Non-Leak)</text:p>
        </text:list-item>
        <text:list-item>
          <text:p text:style-name="P46">409: Konflikt (z. B. Governance, Immutable-Version)</text:p>
        </text:list-item>
        <text:list-item>
          <text:p text:style-name="P46">422: Template nicht verarbeitbar (z. B. fehlende Placeholder bei MissingKeyPolicy=FAIL)</text:p>
        </text:list-item>
        <text:list-item>
          <text:p text:style-name="P46">500: interner Fehler</text:p>
        </text:list-item>
      </text:list>
      <text:p text:style-name="Text_20_body"/>
      <text:p text:style-name="P65">Typische <text:span text:style-name="Source_20_Text">errorCode</text:span>:</text:p>
      <text:list xml:id="list4459086028962626486" text:style-name="L47">
        <text:list-item>
          <text:p text:style-name="P47"><text:span text:style-name="Source_20_Text">INVALID_REQUEST</text:span></text:p>
        </text:list-item>
        <text:list-item>
          <text:p text:style-name="P47"><text:span text:style-name="Source_20_Text">UNAUTHENTICATED</text:span></text:p>
        </text:list-item>
        <text:list-item>
          <text:p text:style-name="P47"><text:span text:style-name="Source_20_Text">ACCESS_DENIED</text:span></text:p>
        </text:list-item>
        <text:list-item>
          <text:p text:style-name="P47"><text:span text:style-name="Source_20_Text">TEMPLATE_NOT_FOUND</text:span></text:p>
        </text:list-item>
        <text:list-item>
          <text:p text:style-name="P47"><text:span text:style-name="Source_20_Text">VERSION_NOT_FOUND</text:span></text:p>
        </text:list-item>
        <text:list-item>
          <text:p text:style-name="P47"><text:span text:style-name="Source_20_Text">MISSING_KEYS</text:span></text:p>
        </text:list-item>
        <text:list-item>
          <text:p text:style-name="P47"><text:span text:style-name="Source_20_Text">TEMPLATE_KEY_RESERVED</text:span></text:p>
        </text:list-item>
        <text:list-item>
          <text:p text:style-name="P47"><text:span text:style-name="Source_20_Text">TEMPLATE_SHADOWING_FORBIDDEN</text:span></text:p>
        </text:list-item>
        <text:list-item>
          <text:p text:style-name="P47"><text:span text:style-name="Source_20_Text">VERSION_IMMUTABLE</text:span></text:p>
        </text:list-item>
        <text:list-item>
          <text:p text:style-name="P47"><text:span text:style-name="Source_20_Text">UNPROCESSABLE_TEMPLATE</text:span></text:p>
        </text:list-item>
        <text:list-item>
          <text:p text:style-name="P47"><text:span text:style-name="Source_20_Text">INTERNAL_ERROR</text:span></text:p>
        </text:list-item>
      </text:list>
      <text:p text:style-name="Text_20_body"><text:span text:style-name="Source_20_Text"/></text:p>
      <text:h text:style-name="Heading_20_1" text:outline-level="1">9. Nicht-funktionale Anforderungen</text:h>
      <text:list xml:id="list6965867608088503862" text:style-name="L48">
        <text:list-item>
          <text:p text:style-name="P48">Performance: Resolve/Render ist cache-gestützt; Cache-Keys sind tenant-scharf.</text:p>
        </text:list-item>
        <text:list-item>
          <text:p text:style-name="P48">Sicherheit: Keine sensiblen Daten (Tokens, DB Passwörter) im Log.</text:p>
        </text:list-item>
        <text:list-item>
          <text:p text:style-name="P48">Audit: <text:span text:style-name="Source_20_Text">createdBy/updatedBy</text:span> stammen aus JWT <text:span text:style-name="Source_20_Text">sub</text:span>.</text:p>
        </text:list-item>
        <text:list-item>
          <text:p text:style-name="P48">Stabilität: Flyway Migrationen sind Bestandteil des Deployments.</text:p>
        </text:list-item>
        <text:list-item>
          <text:p text:style-name="P48">Dokumentation: OpenAPI/Swagger ist vollständig und beschreibt Requests, Responses, Fehlercodes und Beispiele.</text:p>
        </text:list-item>
      </text:list>
      <text:p text:style-name="Text_20_body"/>
      <text:h text:style-name="Heading_20_1" text:outline-level="1">10. Abnahmekriterien (Testfälle)</text:h>
      <text:list xml:id="list6286324457855937561" text:style-name="L49">
        <text:list-item>
          <text:p text:style-name="P49"><text:span text:style-name="Strong_20_Emphasis">Security / JWT</text:span></text:p>
        </text:list-item>
      </text:list>
      <text:list xml:id="list1550065814703312986" text:style-name="L50">
        <text:list-item>
          <text:p text:style-name="P50">Token ohne <text:span text:style-name="Source_20_Text">tenant_id</text:span> wird abgewiesen.</text:p>
        </text:list-item>
        <text:list-item>
          <text:p text:style-name="P50">Token ohne passende <text:span text:style-name="Source_20_Text">aud</text:span> wird abgewiesen.</text:p>
        </text:list-item>
        <text:list-item>
          <text:p text:style-name="P50">Requests ohne erforderlichen Scope werden abgewiesen.</text:p>
        </text:list-item>
      </text:list>
      <text:list xml:id="list5316624075876321554" text:style-name="L51">
        <text:list-item>
          <text:p text:style-name="P51"><text:span text:style-name="Strong_20_Emphasis">Tenant Isolation</text:span></text:p>
        </text:list-item>
      </text:list>
      <text:list xml:id="list8283711472772343672" text:style-name="L52">
        <text:list-item>
          <text:p text:style-name="P52">TENANT-Objekte eines Tenants sind für einen anderen Tenant nicht lesbar, nicht renderbar, nicht listbar (Antwort 404).</text:p>
        </text:list-item>
        <text:list-item>
          <text:p text:style-name="P52"><text:span text:style-name="Source_20_Text">GET /families</text:span> liefert nur GLOBAL + TENANT des aktuellen Tenants.</text:p>
        </text:list-item>
      </text:list>
      <text:list xml:id="list222402762022187408" text:style-name="L53">
        <text:list-item>
          <text:p text:style-name="P53"><text:span text:style-name="Strong_20_Emphasis">Governance</text:span></text:p>
        </text:list-item>
      </text:list>
      <text:list xml:id="list6223228911895892931" text:style-name="L54">
        <text:list-item>
          <text:p text:style-name="P54">TENANT kann kein <text:span text:style-name="Source_20_Text">platform.*</text:span> oder <text:span text:style-name="Source_20_Text">system.*</text:span> anlegen.</text:p>
        </text:list-item>
        <text:list-item>
          <text:p text:style-name="P54">TENANT kann keinen Business-Key anlegen, der eine vorhandene GLOBAL-Familie überlagert.</text:p>
        </text:list-item>
      </text:list>
      <text:list xml:id="list6181401959137869656" text:style-name="L55">
        <text:list-item>
          <text:p text:style-name="P55"><text:soft-page-break/><text:span text:style-name="Strong_20_Emphasis">Versionierung</text:span></text:p>
        </text:list-item>
      </text:list>
      <text:list xml:id="list7522289791462607434" text:style-name="L56">
        <text:list-item>
          <text:p text:style-name="P56">Erstellen einer Version setzt Status DRAFT und erhöht <text:span text:style-name="Source_20_Text">versionNo</text:span>.</text:p>
        </text:list-item>
        <text:list-item>
          <text:p text:style-name="P56">Approve setzt Zielversion APPROVED und vorherige APPROVED DEPRECATED.</text:p>
        </text:list-item>
        <text:list-item>
          <text:p text:style-name="P56">PUT auf Version liefert Konflikt (Immutable).</text:p>
        </text:list-item>
      </text:list>
      <text:list xml:id="list7042498509437832659" text:style-name="L57">
        <text:list-item>
          <text:p text:style-name="P57"><text:span text:style-name="Strong_20_Emphasis">Rendering</text:span></text:p>
        </text:list-item>
      </text:list>
      <text:list xml:id="list4749970512247469764" text:style-name="L58">
        <text:list-item>
          <text:p text:style-name="P58"><text:span text:style-name="Source_20_Text">/render</text:span> rendert nur APPROVED.</text:p>
        </text:list-item>
        <text:list-item>
          <text:p text:style-name="P58">MissingKeyPolicy=FAIL liefert 422 und <text:span text:style-name="Source_20_Text">details.missingKeys</text:span>.</text:p>
        </text:list-item>
        <text:list-item>
          <text:p text:style-name="P58">Locale-Fallback arbeitet in der Reihenfolge exakt → Sprache → Default.</text:p>
        </text:list-item>
      </text:list>
      <text:list xml:id="list8721393411209045558" text:style-name="L59">
        <text:list-item>
          <text:p text:style-name="P59"><text:span text:style-name="Strong_20_Emphasis">Ops</text:span></text:p>
        </text:list-item>
      </text:list>
      <text:list xml:id="list9007294568048400703" text:style-name="L60">
        <text:list-item>
          <text:p text:style-name="P60">Swagger UI ist erreichbar.</text:p>
        </text:list-item>
        <text:list-item>
          <text:p text:style-name="P60">Health Endpoint liefert 200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fo:font-weight="bold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2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Arial1" fo:font-size="14pt" fo:font-weight="bold" style:font-name-asian="SimSun" style:font-size-asian="18pt" style:font-weight-asian="bold" style:font-name-complex="Arial3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Arial1" fo:font-size="16pt" fo:font-weight="bold" style:font-name-asian="SimSun" style:font-size-asian="24pt" style:font-weight-asian="bold" style:font-name-complex="Arial3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Arial1" fo:font-size="12pt" fo:font-weight="bold" style:font-name-asian="SimSun" style:font-size-asian="14pt" style:font-weight-asian="bold" style:font-name-complex="Arial3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Meyer</meta:initial-creator>
    <meta:creation-date>2026-02-28T17:49:53.64</meta:creation-date>
    <dc:date>2026-02-28T22:15:02.62</dc:date>
    <dc:creator>Thomas Meyer</dc:creator>
    <meta:editing-duration>PT4H9M58S</meta:editing-duration>
    <meta:editing-cycles>3</meta:editing-cycles>
    <meta:generator>OpenOffice/4.1.15$Win32 OpenOffice.org_project/4115m2$Build-9813</meta:generator>
    <meta:document-statistic meta:table-count="2" meta:image-count="0" meta:object-count="0" meta:page-count="14" meta:paragraph-count="371" meta:word-count="1913" meta:character-count="15865"/>
  </office:meta>
</office:document-meta>
</file>